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3.745cm" fo:margin-left="0cm" fo:margin-top="0cm" fo:margin-bottom="0cm" table:align="left" style:writing-mode="lr-tb"/>
    </style:style>
    <style:style style:name="Tabela1.A" style:family="table-column">
      <style:table-column-properties style:column-width="1.242cm"/>
    </style:style>
    <style:style style:name="Tabela1.B" style:family="table-column">
      <style:table-column-properties style:column-width="6.747cm"/>
    </style:style>
    <style:style style:name="Tabela1.C" style:family="table-column">
      <style:table-column-properties style:column-width="3.997cm"/>
    </style:style>
    <style:style style:name="Tabela1.D" style:family="table-column">
      <style:table-column-properties style:column-width="5.759cm"/>
    </style:style>
    <style:style style:name="Tabela1.E" style:family="table-column">
      <style:table-column-properties style:column-width="6.00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text-properties officeooo:paragraph-rsid="0000feb1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pl" fo:country="PL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pl" fo:country="PL" officeooo:rsid="0000feb1" officeooo:paragraph-rsid="0000feb1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officeooo:rsid="0000feb1"/>
    </style:style>
    <style:style style:name="T2" style:family="text">
      <style:text-properties officeooo:rsid="00010f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espół nr: <text:span text:style-name="T1">2</text:span></text:p>
      <text:p text:style-name="Standard"/>
      <text:p text:style-name="Standard">Skład zespołu wraz z funkcjami:</text:p>
      <text:list text:style-name="WWNum2">
        <text:list-item>
          <text:p text:style-name="P1">Dorian Konwiński - programista, współtwórca dokumentacji </text:p>
        </text:list-item>
        <text:list-item>
          <text:p text:style-name="P2"><text:s/>Maciej Krawczyk - kierownik zespołu, współtwórca dokumentacji </text:p>
        </text:list-item>
        <text:list-item>
          <text:p text:style-name="P2"><text:s/><text:span text:style-name="T1">Jakub Kwiatkowski - główny programista, UI designer</text:span></text:p>
        </text:list-item>
        <text:list-item>
          <text:p text:style-name="P2"><text:s/>Kacper Nadolny - programista, twórca dokumentacji <text:s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3">L.p.</text:p>
          </table:table-cell>
          <table:table-cell table:style-name="Tabela1.A1" office:value-type="string">
            <text:p text:style-name="P3">Specyfikacja problemu (dane i wyniki)</text:p>
          </table:table-cell>
          <table:table-cell table:style-name="Tabela1.A1" office:value-type="string">
            <text:p text:style-name="P3">Do jakich treści w zadaniu odnosi się algorytm </text:p>
          </table:table-cell>
          <table:table-cell table:style-name="Tabela1.A1" office:value-type="string">
            <text:p text:style-name="P3">Zastosowane struktury danych</text:p>
          </table:table-cell>
          <table:table-cell table:style-name="Tabela1.A1" office:value-type="string">
            <text:p text:style-name="P3">Informacje o zastosowanym algorytmie 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Maksymalny przepływ z minimalnym kosztem</text:p>
          </table:table-cell>
          <table:table-cell table:style-name="Tabela1.A1" office:value-type="string">
            <text:p text:style-name="P4">Przesył maksymalnej ilości piwa z farm do tawern z możliwie najmniejszym kosztem</text:p>
          </table:table-cell>
          <table:table-cell table:style-name="Tabela1.A1" office:value-type="string">
            <text:p text:style-name="P4">Struktura symbolizujący krawędzie;<text:line-break/>Rezydualny graf listy sąsiedztwa st<text:span text:style-name="T2">wo</text:span>rzony <text:span text:style-name="T2">przy użyciu</text:span> vector’ów;</text:p>
            <text:p text:style-name="P4">Kolejka priorytetowa;<text:line-break/>Tablice zapamiętujące poprzedni węzeł i której krawędzi użyto (ponieważ drogi są dwukierunkowe istnieją 2 drogi z u do v, różnią się tym że koszt jest dodatni lub ujemny) oraz potencjałów każdego węzła.<text:line-break/></text:p>
          </table:table-cell>
          <table:table-cell table:style-name="Tabela1.A1" office:value-type="string">
            <text:p text:style-name="P4">Algorytm <text:span text:style-name="T2">B</text:span>usacker-<text:span text:style-name="T2">G</text:span>owen wykorzystujący algorytm Dijkstry</text:p>
            <text:p text:style-name="P4">do znalezienia najtańszej ścieżki.</text:p>
            <text:p text:style-name="P4">Ponieważ istnieją w grafie ścieżki z ujemnym kosztem użyliśmy potencjałów. Potencjał symbolizuje najmniejszy koszt, którym dostaliśmy się do węzła.</text:p>
          </table:table-cell>
        </table:table-row>
        <table:table-row table:style-name="Tabela1.1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Stworzenie „żyznej gleby”</text:p>
          </table:table-cell>
          <table:table-cell table:style-name="Tabela1.A1" office:value-type="string">
            <text:p text:style-name="P4">Wyznaczanie otoczki wypukłej stref w których pola generują więcej zboża</text:p>
          </table:table-cell>
          <table:table-cell table:style-name="Tabela1.A1" office:value-type="string">
            <text:p text:style-name="P4">Tablicę wylosowanych punktów z których obliczamy otoczkę;</text:p>
            <text:p text:style-name="P4">Tablica punktów otoczki wypukłej.</text:p>
          </table:table-cell>
          <table:table-cell table:style-name="Tabela1.A1" office:value-type="string">
            <text:p text:style-name="P4">Po znalezieniu punktu w którym ma pojawić się otoczka, losujemy 15 punktów, z których następnie za pomoc<text:span text:style-name="T2">ą</text:span> Algorytmu Grahama obliczamy otoczkę wypukła. Proces powtarzamy jeśli obliczona otoczka ma mniej niż 3 punkty.</text:p>
          </table:table-cell>
        </table:table-row>
        <table:table-row table:style-name="Tabela1.1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4">Kompresja pliku</text:p>
          </table:table-cell>
          <table:table-cell table:style-name="Tabela1.A1" office:value-type="string">
            <text:p text:style-name="P4">Zapis rozwiązania na przyszłość używając skromnych zasobów komputera</text:p>
          </table:table-cell>
          <table:table-cell table:style-name="Tabela1.A1" office:value-type="string">
            <text:p text:style-name="P4">Drzewo binarne;</text:p>
            <text:p text:style-name="P4">Kolejka priorytetowa.</text:p>
            <text:p text:style-name="P4"/>
          </table:table-cell>
          <table:table-cell table:style-name="Tabela1.A1" office:value-type="string">
            <text:p text:style-name="P4">Użyliśmy kodowania Huffman’a w celu kompresji pliku by zajmował mniej miejsca na dysku.</text:p>
          </table:table-cell>
        </table:table-row>
        <table:table-row table:style-name="Tabela1.1"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4">Przynależność farmy do „żyznej gleby”</text:p>
          </table:table-cell>
          <table:table-cell table:style-name="Tabela1.A1" office:value-type="string">
            <text:p text:style-name="P4">Farmy zawierające się w otoczce produkują więcej zboża</text:p>
          </table:table-cell>
          <table:table-cell table:style-name="Tabela1.A1" office:value-type="string">
            <text:p text:style-name="P4">Tablica posiadająca punkty tworzące otoczkę wypukłą.</text:p>
          </table:table-cell>
          <table:table-cell table:style-name="Tabela1.A1" office:value-type="string">
            <text:p text:style-name="P4">Wyszukiwanie binarne w celu sprawdzenia czy punkt przynależy do otoczki wypukłej.</text:p>
          </table:table-cell>
        </table:table-row>
        <table:table-row table:style-name="Tabela1.1">
          <table:table-cell table:style-name="Tabela1.A1" office:value-type="string">
            <text:p text:style-name="P4">5. </text:p>
          </table:table-cell>
          <table:table-cell table:style-name="Tabela1.A1" office:value-type="string">
            <text:p text:style-name="P4">Wyszukiwanie słowa w statystykach</text:p>
          </table:table-cell>
          <table:table-cell table:style-name="Tabela1.A1" office:value-type="string">
            <text:p text:style-name="P4">Burmistrz chciałby szybko wyszukiwać podane przez niego słowa</text:p>
          </table:table-cell>
          <table:table-cell table:style-name="Tabela1.A1" office:value-type="string">
            <text:p text:style-name="P4">Mapa przesunięć dla złych znaków;</text:p>
            <text:p text:style-name="P4">Tablica przesunięć dla dobrego sufiksu.</text:p>
          </table:table-cell>
          <table:table-cell table:style-name="Tabela1.A1" office:value-type="string">
            <text:p text:style-name="P4">Wykorzystanie <text:span text:style-name="T2">algorytmu</text:span> Boyer<text:span text:style-name="T2">a</text:span>-Moore’<text:span text:style-name="T2">a</text:span> w celu przeszukania statystyk i wypisaniu każdej linii która zawiera szukany ciąg znaków.</text:p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1pt" fo:language="pl" fo:country="PL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Nagłówek_20_8_20_Znak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Nagłówek_20_9_20_Znak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MIKI_5f_Afiliacja" style:display-name="MIKI_Afiliacja" style:family="paragraph" style:parent-style-name="Standard" style:next-style-name="Standard">
      <style:paragraph-properties fo:margin-left="1cm" fo:margin-right="1cm" fo:margin-top="0cm" fo:margin-bottom="0cm" style:contextual-spacing="false" fo:line-height="100%" fo:text-align="center" style:justify-single-word="false" fo:text-indent="0.501cm" style:auto-text-indent="false"/>
      <style:text-properties style:font-name="Times New Roman" fo:font-family="'Times New Roman'" style:font-family-generic="roman" style:font-pitch="variable" fo:font-style="italic" style:letter-kerning="false" style:font-name-asian="Times New Roman1" style:font-family-asian="'Times New Roman'" style:font-family-generic-asian="system" style:font-pitch-asian="variable" style:language-asian="pl" style:country-asian="PL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Tytuł_20_Znak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ytat_20_Znak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ytat_20_intensywny_20_Znak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na Beata Kwiatkowska</meta:initial-creator>
    <meta:editing-cycles>5</meta:editing-cycles>
    <meta:creation-date>2024-03-11T10:34:00</meta:creation-date>
    <dc:date>2025-06-11T13:16:07.997000000</dc:date>
    <meta:editing-duration>PT50M52S</meta:editing-duration>
    <meta:generator>LibreOffice/7.4.1.2$Windows_X86_64 LibreOffice_project/3c58a8f3a960df8bc8fd77b461821e42c061c5f0</meta:generator>
    <meta:document-statistic meta:table-count="1" meta:image-count="0" meta:object-count="0" meta:page-count="1" meta:paragraph-count="43" meta:word-count="305" meta:character-count="2243" meta:non-whitespace-character-count="1972"/>
    <meta:user-defined meta:name="AppVersion">16.0000</meta:user-defined>
    <meta:template xlink:type="simple" xlink:actuate="onRequest" xlink:title="Normal.dotm" xlink:href=""/>
  </office:meta>
</office:document-meta>
</file>